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10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11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90fe8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officeooo:rsid="005793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46"/>
      <text:p text:style-name="P146"/>
      <text:p text:style-name="P14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46"/>
      <text:p text:style-name="P14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46"/>
      <text:p text:style-name="P146"/>
      <text:p text:style-name="P14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46"/>
      <text:p text:style-name="P14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47"/>
      <text:p text:style-name="P15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4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4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4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5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5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51"/>
      <text:p text:style-name="P151"/>
      <text:p text:style-name="P15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51"/>
      <text:p text:style-name="P151"/>
      <text:p text:style-name="P15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5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5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5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5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5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59"/>
      <text:p text:style-name="P159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60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61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62"/>
      <text:p text:style-name="P162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63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63"/>
      <text:p text:style-name="P163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64"/>
      <text:p text:style-name="P164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65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04"/>
      <text:p text:style-name="P165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66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67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68"/>
      <text:p text:style-name="P168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68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69"/>
      <text:p text:style-name="P169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70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70"/>
      <text:p text:style-name="P170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70">D<text:span text:style-name="T12">imecres<text:tab/>22/11/23</text:span><text:span text:style-name="T24"> </text:span></text:p>
      <text:p text:style-name="P198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70"/>
      <text:p text:style-name="P170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71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05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72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99">01, 04 i 05/12/23</text:p>
      <text:p text:style-name="P78">Període d'exàmens.</text:p>
      <text:p text:style-name="P57"/>
      <text:p text:style-name="P173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74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75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76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77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78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79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80"/>
      <text:p text:style-name="P180">************************************ <text:s text:c="2"/><text:span text:style-name="T34">2024 <text:s text:c="2"/></text:span>************************************</text:p>
      <text:p text:style-name="P180"/>
      <text:p text:style-name="P180"/>
      <text:p text:style-name="P180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81"/>
      <text:p text:style-name="P206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82"/>
      <text:p text:style-name="P182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83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84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85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86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87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88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88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89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90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91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91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91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92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07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93"/>
      <text:p text:style-name="P193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94"/>
      <text:p text:style-name="P194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195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96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196"/>
      <text:p text:style-name="P196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96"/>
      <text:p text:style-name="P197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00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01">Di<text:span text:style-name="T48">marts</text:span><text:tab/><text:span text:style-name="T48">20</text:span>/02/24</text:p>
      <text:p text:style-name="P136">Examen</text:p>
      <text:p text:style-name="P136"/>
      <text:p text:style-name="P201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02">Di<text:span text:style-name="T49">jous</text:span><text:tab/><text:span text:style-name="T48">22</text:span>/02/24</text:p>
      <text:p text:style-name="P137">Preparació examen motors.</text:p>
      <text:p text:style-name="P137"/>
      <text:p text:style-name="P203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1">1.9 Fatiga de materiales (comentem <text:a xlink:type="simple" xlink:href="https://www.elmundo.es/economia/2018/01/16/5a5de0e4e5fdeaad3c8b45e5.html">artícle Jaime Domínguez Abascal</text:a>)</text:p>
      <text:p text:style-name="P141">1.2.2.1 Esfuerzos de tracción, compresión, flexión y torsión</text:p>
      <text:p text:style-name="P141">Comentem exemple de càlcul de tensió</text:p>
      <text:p text:style-name="P141">Deures per entregar abans del 04/03/24: contestar les preguntes del apartat 1.9 Fatiga de materiales.</text:p>
      <text:p text:style-name="P208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1">Comentem Exercici 1.2.2.1-1Càlcul tensió</text:p>
      <text:p text:style-name="P141">Acabem de comentar 1.5 Tratamientos termoquímicos de los metales</text:p>
      <text:p text:style-name="P141">Comentem 1.6 Protección del acero</text:p>
      <text:p text:style-name="P143"/>
      <text:p text:style-name="P143">Veure video fatiga materials</text:p>
      <text:p text:style-name="P210"><text:a xlink:type="simple" xlink:href="https://youtu.be/ec50pX_0N4s?si=PMXcHEAsMXVJuHJx">https://youtu.be/ec50pX_0N4s?si=PMXcHEAsMXVJuHJx</text:a></text:p>
      <text:p text:style-name="P143">Veure video corrosio</text:p>
      <text:p text:style-name="P211">https://youtu.be/xow45w9YhM4?si=v2ncdJx6ND6NsMWa</text:p>
      <text:p text:style-name="P209">Di<text:span text:style-name="T52">lluns</text:span><text:tab/><text:span text:style-name="T52">11</text:span>/0<text:span text:style-name="T52">3</text:span>/24</text:p>
      <text:p text:style-name="P145"/>
      <text:p text:style-name="P145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44">Mirem <text:span text:style-name="T53">i comentem</text:span> <text:a xlink:type="simple" xlink:href="https://youtu.be/ec50pX_0N4s?si=PMXcHEAsMXVJuHJx">vídeo fatiga materials</text:a>.</text:p>
      <text:p text:style-name="P142"/>
      <text:p text:style-name="P145">Taller:</text:p>
      <text:p text:style-name="P212"><text:span text:style-name="T53">Comencem amb muntatge cub.</text:span><text:line-break/></text:p>
      <text:p text:style-name="P212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216">Unitat <text:span text:style-name="T59">soldadura.</text:span></text:p>
      <text:p text:style-name="P217">Mirem <text:span text:style-name="T53">i comentem</text:span> <text:a xlink:type="simple" xlink:href="https://www.youtube.com/watch?si=rghID1cMpbf8B3Jp&amp;v=RpMTRhhhleI&amp;feature=youtu.be"><text:span text:style-name="T59">vídeo soldadura 1</text:span></text:a><text:span text:style-name="T59"> i </text:span><text:a xlink:type="simple" xlink:href="https://youtu.be/IWZ2ty5V6Ys?si=GB_v2VtsGGPNidoD"><text:span text:style-name="T59">vídeo soldadura 2</text:span></text:a>.</text:p>
      <text:p text:style-name="P215">Taller:</text:p>
      <text:p text:style-name="P212"><text:span text:style-name="T53">Continuem amb muntatge cub.</text:span><text:line-break/></text:p>
      <text:p text:style-name="P213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219">Examens recuperació.</text:p>
      <text:p text:style-name="P219"/>
      <text:p text:style-name="P214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220">Terminem de comentar <text:a xlink:type="simple" xlink:href="https://youtu.be/IWZ2ty5V6Ys?si=GB_v2VtsGGPNidoD"><text:span text:style-name="T59">vídeo soldadura 2</text:span></text:a><text:span text:style-name="T59">.</text:span></text:p>
      <text:p text:style-name="P220">Comentem <text:a xlink:type="simple" xlink:href="https://paulinoposada.github.io/web_mec/documents/soldadura/practica_cub.pdf">pràctica cub</text:a>.</text:p>
      <text:p text:style-name="P2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3-14T08:21:53.454825700</dc:date>
    <meta:editing-duration>PT1H6M24S</meta:editing-duration>
    <meta:editing-cycles>88</meta:editing-cycles>
    <meta:document-statistic meta:table-count="0" meta:image-count="0" meta:object-count="0" meta:page-count="9" meta:paragraph-count="250" meta:word-count="1214" meta:character-count="8543" meta:non-whitespace-character-count="7528"/>
  </office:meta>
</office:document-meta>
</file>